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Если вы это читаете, то,<text:s/>возможно,<text:s/>вы решили заняться поддержкой инструмента. Мы слишком долго разбирались с тем,<text:s/>как сделать так, чтобы он включался и<text:s/>осознали, что инструмент следует полностью переделывать, поэтому я решил оставить это сообщение, может вам пригодятся идеи:</text:p>
      <text:p text:style-name="Standard">1. Нужно полностью переделать buildAST.py, грамматика должна обрабатываться с помощью ANTLR заранее, а не в момент построения AST<text:s/>или интерпретатора, это позволит не делать лишний раз генерацию сущностей (Lexer, Parser …) и даст возможность отделить проверку правильности грамматики от проверки правильности программы.</text:p>
      <text:p text:style-name="Standard">2. Весь фронтенд стоит отрефакторить, вносить улучшения в нынешний<text:s/>кажется неудобным, к сожалению,<text:s/>слишком поздно это осознали.</text:p>
      <text:p text:style-name="Standard">3.<text:s/>Фёдор Александрович предложил скрывать верхнее левое поле для ввода программы до того момента,<text:s/>как пользователь не введет верную грамматику, мне показалось что в случае проверки грамматики<text:s/>(то что делается в пункте 1) после ввода каждого символа система может тормозить, поэтому стоит подумать<text:s/>о том,<text:s/>как это оптимизировать, возможно,<text:s/>стоит выполнять проверку отложен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частливцев Никита Александрович</dc:creator>
    <meta:creation-date>2021-04-06T18:06:00Z</meta:creation-date>
    <dc:date>2021-04-06T15:45:00Z</dc:date>
    <meta:template xlink:href="Normal.dotm" xlink:type="simple"/>
    <meta:editing-cycles>5</meta:editing-cycles>
    <meta:editing-duration>PT1020S</meta:editing-duration>
    <meta:document-statistic meta:page-count="1" meta:paragraph-count="2" meta:word-count="163" meta:character-count="1094" meta:row-count="7" meta:non-whitespace-character-count="933"/>
  </office:meta>
</office:document-meta>
</file>